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924cm" table:align="left"/>
    </style:style>
    <style:style style:name="Tabla1.A" style:family="table-column">
      <style:table-column-properties style:column-width="2.949cm"/>
    </style:style>
    <style:style style:name="Tabla1.B" style:family="table-column">
      <style:table-column-properties style:column-width="4.138cm"/>
    </style:style>
    <style:style style:name="Tabla1.C" style:family="table-column">
      <style:table-column-properties style:column-width="1.83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line-height-at-least="0.476cm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-left="0cm" fo:padding-right="0cm" fo:padding-top="0.049cm" fo:padding-bottom="0cm" fo:border-left="none" fo:border-right="none" fo:border-top="0.035cm solid #000000" fo:border-bottom="none"/>
    </style:style>
    <style:style style:name="P3" style:family="paragraph" style:parent-style-name="Text_20_body">
      <style:paragraph-properties fo:margin-left="0.318cm" fo:margin-right="0cm" fo:margin-top="0cm" fo:margin-bottom="0.212cm" fo:line-height="100%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top="0cm" fo:margin-bottom="0.212cm" fo:text-align="start" style:justify-single-word="false" fo:orphans="2" fo:widows="2" fo:padding="0cm" fo:border="none"/>
    </style:style>
    <style:style style:name="P5" style:family="paragraph" style:parent-style-name="Text_20_body">
      <style:paragraph-properties fo:margin-left="0cm" fo:margin-right="0.106cm" fo:margin-top="0.423cm" fo:margin-bottom="0.423cm" fo:line-height="142%" fo:text-align="center" style:justify-single-word="false" fo:text-indent="0cm" style:auto-text-indent="false" fo:padding="0.049cm" fo:border="0.002cm solid #000000"/>
    </style:style>
    <style:style style:name="P6" style:family="paragraph" style:parent-style-name="Table_20_Contents">
      <style:paragraph-properties fo:margin-left="0cm" fo:margin-right="0.106cm" fo:line-height="166%" fo:text-align="center" style:justify-single-word="false" fo:text-indent="0cm" style:auto-text-indent="false" fo:padding="0.049cm" fo:border="0.002cm solid #000000"/>
    </style:style>
    <style:style style:name="P7" style:family="paragraph" style:parent-style-name="Table_20_Contents">
      <style:paragraph-properties fo:margin-top="0cm" fo:margin-bottom="0.499cm"/>
    </style:style>
    <style:style style:name="P8" style:family="paragraph" style:parent-style-name="Table_20_Contents">
      <style:paragraph-properties fo:text-align="start" style:justify-single-word="false" fo:padding-left="0cm" fo:padding-right="0cm" fo:padding-top="0.049cm" fo:padding-bottom="0cm" fo:border-left="none" fo:border-right="none" fo:border-top="0.035cm solid #000000" fo:border-bottom="none"/>
    </style:style>
    <style:style style:name="P9" style:family="paragraph" style:parent-style-name="Heading_20_2">
      <style:paragraph-properties fo:margin-top="0.423cm" fo:margin-bottom="0.423cm" fo:line-height="125%" fo:orphans="2" fo:widows="2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10" style:family="paragraph" style:parent-style-name="Heading_20_1">
      <style:paragraph-properties fo:margin-left="0cm" fo:margin-right="0cm" fo:margin-top="0cm" fo:margin-bottom="0.212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11" style:family="paragraph" style:parent-style-name="Table_20_Contents">
      <style:paragraph-properties fo:text-align="end" style:justify-single-word="false" fo:padding-left="0cm" fo:padding-right="0cm" fo:padding-top="0.049cm" fo:padding-bottom="0cm" fo:border-left="none" fo:border-right="none" fo:border-top="0.035cm solid #000000" fo:border-bottom="none"/>
      <style:text-properties fo:color="#000000"/>
    </style:style>
    <style:style style:name="P12" style:family="paragraph" style:parent-style-name="Heading_20_3">
      <style:paragraph-properties fo:margin-top="0.423cm" fo:margin-bottom="0.423cm" fo:line-height="125%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13" style:family="paragraph" style:parent-style-name="Preformatted_20_Text" style:list-style-name="L18">
      <style:paragraph-properties fo:margin-top="0cm" fo:margin-bottom="0cm" fo:line-height="145%" fo:orphans="2" fo:widows="2" fo:padding="0cm" fo:border="none"/>
      <style:text-properties fo:font-variant="normal" fo:text-transform="none" fo:color="#000000" style:font-name="var fontStack-monospace" fo:font-size="9.75pt" fo:letter-spacing="normal" fo:font-style="normal" fo:font-weight="normal"/>
    </style:style>
    <style:style style:name="P14" style:family="paragraph" style:parent-style-name="Preformatted_20_Text" style:list-style-name="L18">
      <style:paragraph-properties fo:margin-top="0cm" fo:margin-bottom="0cm" fo:line-height="145%" fo:orphans="2" fo:widows="2" fo:padding="0cm" fo:border="none"/>
      <style:text-properties fo:font-variant="normal" fo:text-transform="none" fo:color="#000000" fo:letter-spacing="normal"/>
    </style:style>
    <style:style style:name="P15" style:family="paragraph" style:parent-style-name="Preformatted_20_Text" style:list-style-name="L18">
      <style:paragraph-properties fo:margin-top="0cm" fo:margin-bottom="0cm" fo:line-height="145%" fo:orphans="2" fo:widows="2" fo:padding="0cm" fo:border="none"/>
    </style:style>
    <style:style style:name="P16" style:family="paragraph" style:parent-style-name="Preformatted_20_Text" style:list-style-name="L18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17" style:family="paragraph" style:parent-style-name="Table_20_Heading">
      <style:paragraph-properties fo:padding="0cm" fo:border="none"/>
      <style:text-properties fo:color="#000000"/>
    </style:style>
    <style:style style:name="P18" style:family="paragraph" style:parent-style-name="Table_20_Heading">
      <style:text-properties fo:color="#000000" fo:font-size="2pt" style:font-size-asian="2pt" style:font-size-complex="2pt"/>
    </style:style>
    <style:style style:name="P19" style:family="paragraph" style:parent-style-name="Standard">
      <style:paragraph-properties fo:margin-top="0.423cm" fo:margin-bottom="0.423cm"/>
      <style:text-properties fo:color="#000000" fo:font-size="2pt" style:font-size-asian="2pt" style:font-size-complex="2pt"/>
    </style:style>
    <style:style style:name="P20" style:family="paragraph" style:parent-style-name="Standard">
      <style:text-properties fo:color="#000000"/>
    </style:style>
    <style:style style:name="P21" style:family="paragraph" style:parent-style-name="Text_20_body" style:list-style-name="L1">
      <style:paragraph-properties fo:margin-top="0cm" fo:margin-bottom="0cm" fo:padding="0cm" fo:border="none"/>
    </style:style>
    <style:style style:name="P22" style:family="paragraph" style:parent-style-name="Text_20_body" style:list-style-name="L2">
      <style:paragraph-properties fo:margin-top="0cm" fo:margin-bottom="0cm" fo:padding="0cm" fo:border="none"/>
    </style:style>
    <style:style style:name="P23" style:family="paragraph" style:parent-style-name="Text_20_body" style:list-style-name="L3">
      <style:paragraph-properties fo:margin-top="0cm" fo:margin-bottom="0cm" fo:padding="0cm" fo:border="none"/>
    </style:style>
    <style:style style:name="P24" style:family="paragraph" style:parent-style-name="Text_20_body" style:list-style-name="L4">
      <style:paragraph-properties fo:margin-top="0cm" fo:margin-bottom="0cm" fo:padding="0cm" fo:border="none"/>
    </style:style>
    <style:style style:name="P25" style:family="paragraph" style:parent-style-name="Text_20_body" style:list-style-name="L5">
      <style:paragraph-properties fo:margin-top="0cm" fo:margin-bottom="0cm" fo:padding="0cm" fo:border="none"/>
    </style:style>
    <style:style style:name="P26" style:family="paragraph" style:parent-style-name="Text_20_body" style:list-style-name="L6">
      <style:paragraph-properties fo:margin-top="0cm" fo:margin-bottom="0cm" fo:padding="0cm" fo:border="none"/>
    </style:style>
    <style:style style:name="P27" style:family="paragraph" style:parent-style-name="Text_20_body" style:list-style-name="L7">
      <style:paragraph-properties fo:margin-top="0cm" fo:margin-bottom="0cm" fo:padding="0cm" fo:border="none"/>
    </style:style>
    <style:style style:name="P28" style:family="paragraph" style:parent-style-name="Text_20_body" style:list-style-name="L8">
      <style:paragraph-properties fo:margin-top="0cm" fo:margin-bottom="0cm" fo:padding="0cm" fo:border="none"/>
    </style:style>
    <style:style style:name="P29" style:family="paragraph" style:parent-style-name="Text_20_body" style:list-style-name="L9">
      <style:paragraph-properties fo:margin-top="0cm" fo:margin-bottom="0cm" fo:padding="0cm" fo:border="none"/>
    </style:style>
    <style:style style:name="P30" style:family="paragraph" style:parent-style-name="Text_20_body" style:list-style-name="L10">
      <style:paragraph-properties fo:margin-top="0cm" fo:margin-bottom="0cm" fo:padding="0cm" fo:border="none"/>
    </style:style>
    <style:style style:name="P31" style:family="paragraph" style:parent-style-name="Text_20_body" style:list-style-name="L11">
      <style:paragraph-properties fo:margin-top="0cm" fo:margin-bottom="0cm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 fo:background-color="transparent"/>
    </style:style>
    <style:style style:name="P32" style:family="paragraph" style:parent-style-name="Text_20_body" style:list-style-name="L11">
      <style:paragraph-properties fo:margin-top="0cm" fo:margin-bottom="0cm" fo:orphans="2" fo:widows="2" fo:padding="0cm" fo:border="none"/>
    </style:style>
    <style:style style:name="P33" style:family="paragraph" style:parent-style-name="Text_20_body" style:list-style-name="L13">
      <style:paragraph-properties fo:margin-top="0cm" fo:margin-bottom="0cm" style:line-height-at-least="0.794cm" fo:text-align="center" style:justify-single-word="false" fo:padding="0cm" fo:border="none"/>
    </style:style>
    <style:style style:name="P34" style:family="paragraph" style:parent-style-name="Text_20_body" style:list-style-name="L12">
      <style:paragraph-properties fo:margin-top="0cm" fo:margin-bottom="0cm" style:line-height-at-least="0.529cm" fo:padding-left="0.318cm" fo:padding-right="0.318cm" fo:padding-top="0.079cm" fo:padding-bottom="0.079cm" fo:border="0.035cm solid #000000"/>
    </style:style>
    <style:style style:name="P35" style:family="paragraph" style:parent-style-name="Text_20_body">
      <style:paragraph-properties fo:margin-top="0cm" fo:margin-bottom="0cm"/>
      <style:text-properties fo:font-variant="normal" fo:text-transform="none" fo:color="#000000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36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pple-system" fo:font-size="10.5pt" fo:letter-spacing="normal" fo:font-style="normal" fo:font-weight="normal" fo:background-color="transparent"/>
    </style:style>
    <style:style style:name="P37" style:family="paragraph" style:parent-style-name="Text_20_body" style:list-style-name="L14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8" style:family="paragraph" style:parent-style-name="Text_20_body" style:list-style-name="L18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/>
    </style:style>
    <style:style style:name="P40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pple-system" fo:font-size="10.5pt" fo:letter-spacing="normal" fo:font-style="normal" fo:font-weight="normal" fo:background-color="transparent"/>
    </style:style>
    <style:style style:name="P41" style:family="paragraph" style:parent-style-name="Text_20_body" style:list-style-name="L12">
      <style:paragraph-properties fo:margin-left="0.053cm" fo:margin-right="0cm" fo:margin-top="0cm" fo:margin-bottom="0cm" style:line-height-at-least="0.529cm" fo:text-align="center" style:justify-single-word="false" fo:text-indent="0cm" style:auto-text-indent="false" fo:padding-left="0.159cm" fo:padding-right="0.159cm" fo:padding-top="0.049cm" fo:padding-bottom="0.049cm" fo:border="0.035cm solid #000000"/>
    </style:style>
    <style:style style:name="P42" style:family="paragraph" style:parent-style-name="Text_20_body">
      <style:paragraph-properties fo:margin-top="0cm" fo:margin-bottom="0.212cm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3" style:family="paragraph" style:parent-style-name="Text_20_body" style:list-style-name="L15">
      <style:paragraph-properties fo:margin-top="0cm" fo:margin-bottom="0.212cm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4" style:family="paragraph" style:parent-style-name="Text_20_body" style:list-style-name="L17">
      <style:paragraph-properties fo:margin-top="0cm" fo:margin-bottom="0.212cm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5" style:family="paragraph" style:parent-style-name="Text_20_body" style:list-style-name="L18">
      <style:paragraph-properties fo:margin-top="0cm" fo:margin-bottom="0.212cm" fo:orphans="2" fo:widows="2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6" style:family="paragraph" style:parent-style-name="Text_20_body" style:list-style-name="L16">
      <style:paragraph-properties fo:margin-top="0cm" fo:margin-bottom="0.212cm" fo:orphans="2" fo:widows="2" fo:padding="0cm" fo:border="none"/>
    </style:style>
    <style:style style:name="P47" style:family="paragraph" style:parent-style-name="Text_20_body" style:list-style-name="L19">
      <style:paragraph-properties fo:margin-top="0cm" fo:margin-bottom="0.212cm" fo:orphans="2" fo:widows="2" fo:padding="0cm" fo:border="none"/>
    </style:style>
    <style:style style:name="P48" style:family="paragraph" style:parent-style-name="Text_20_body">
      <style:paragraph-properties fo:margin-left="0cm" fo:margin-right="0.318cm" fo:margin-top="0.423cm" fo:margin-bottom="0.423cm" fo:line-height="142%" fo:text-indent="0cm" style:auto-text-indent="false"/>
      <style:text-properties fo:font-variant="normal" fo:text-transform="none" fo:color="#000000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49" style:family="paragraph" style:parent-style-name="Text_20_body">
      <style:paragraph-properties fo:margin-left="0cm" fo:margin-right="0.212cm" fo:margin-top="0.423cm" fo:margin-bottom="0.423cm" fo:line-height="142%" fo:text-indent="0cm" style:auto-text-indent="false" fo:padding="0cm" fo:border="non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T1" style:family="text">
      <style:text-properties style:text-line-through-style="none" style:text-underline-style="none" style:text-blinking="false" fo:background-color="transparent"/>
    </style:style>
    <style:style style:name="T2" style:family="text">
      <style:text-properties style:text-line-through-style="none" fo:font-size="9pt" style:text-underline-style="none" style:text-blinking="false"/>
    </style:style>
    <style:style style:name="T3" style:family="text">
      <style:text-properties style:text-line-through-style="none" style:font-name="inherit" fo:font-size="9pt" style:text-underline-style="none" fo:font-weight="bold" style:text-blinking="false" fo:background-color="transparent"/>
    </style:style>
    <style:style style:name="T4" style:family="text">
      <style:text-properties style:text-line-through-style="none" fo:font-size="10.5pt" style:text-underline-style="none" fo:font-weight="bold" style:text-blinking="false" fo:background-color="transparent"/>
    </style:style>
    <style:style style:name="T5" style:family="text">
      <style:text-properties style:text-line-through-style="none" fo:font-size="10.5pt" style:text-underline-style="none" style:text-blinking="false" fo:background-color="transparent"/>
    </style:style>
    <style:style style:name="T6" style:family="text">
      <style:text-properties fo:font-variant="normal" fo:text-transform="none" fo:color="#f0f6fc" style:text-line-through-style="none" style:font-name="apple-system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f0f6fc" style:text-line-through-style="none" style:font-name="apple-system" fo:font-size="10.5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f0f6fc" style:text-line-through-styl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9" style:family="text">
      <style:text-properties fo:font-variant="normal" fo:text-transform="none" fo:color="#f0f6fc" style:text-line-through-style="none" style:font-name="apple-system" fo:font-size="9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f0f6fc" style:text-line-through-style="none" fo:letter-spacing="normal" style:text-underline-style="none" style:text-blinking="false"/>
    </style:style>
    <style:style style:name="T11" style:family="text">
      <style:text-properties fo:font-variant="normal" fo:text-transform="none" fo:color="#f0f6fc" style:text-line-through-style="none" style:font-name="inherit" fo:font-size="10.5pt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f0f6fc" style:text-line-through-style="none" style:font-name="inherit" fo:font-size="10.5pt" fo:letter-spacing="normal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f0f6fc" style:font-name="apple-system" fo:font-size="10.5pt" fo:letter-spacing="normal" fo:font-style="normal" fo:font-weight="normal"/>
    </style:style>
    <style:style style:name="T14" style:family="text">
      <style:text-properties fo:font-variant="normal" fo:text-transform="none" fo:color="#f0f6fc" style:font-name="var fontStack-monospace" fo:font-size="9.75pt" fo:letter-spacing="normal" fo:font-style="normal" fo:font-weight="normal"/>
    </style:style>
    <style:style style:name="T15" style:family="text">
      <style:text-properties fo:font-variant="normal" fo:text-transform="none" fo:color="#f0f6fc" style:font-name="var fontStack-monospace" fo:font-size="9.75pt" fo:letter-spacing="normal" fo:font-style="normal" fo:font-weight="normal" fo:background-color="transparent"/>
    </style:style>
    <style:style style:name="T16" style:family="text">
      <style:text-properties fo:font-variant="normal" fo:text-transform="none" style:text-line-through-style="none" style:font-name="apple-system" fo:font-size="10.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style:text-line-through-style="none" style:font-name="apple-system" fo:font-size="10.5pt" fo:letter-spacing="normal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style:text-line-through-styl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19" style:family="text">
      <style:text-properties fo:font-variant="normal" fo:text-transform="none" style:text-line-through-style="none" style:font-name="apple-system" fo:font-size="9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style:text-line-through-style="none" fo:letter-spacing="normal" style:text-underline-style="none" style:text-blinking="false"/>
    </style:style>
    <style:style style:name="T21" style:family="text">
      <style:text-properties fo:font-variant="normal" fo:text-transform="none" style:text-line-through-style="none" style:font-name="inherit" fo:font-size="10.5pt" fo:letter-spacing="normal" fo:font-style="normal" style:text-underline-style="none" fo:font-weight="bold" style:text-blinking="false" fo:background-color="transparent"/>
    </style:style>
    <style:style style:name="T22" style:family="text">
      <style:text-properties fo:font-variant="normal" fo:text-transform="none" style:text-line-through-style="none" style:font-name="inherit" fo:font-size="10.5pt" fo:letter-spacing="normal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4" style:family="text">
      <style:text-properties fo:font-variant="normal" fo:text-transform="none" style:font-name="var fontStack-monospace" fo:font-size="9.75pt" fo:letter-spacing="normal" fo:font-style="normal" fo:font-weight="normal"/>
    </style:style>
    <style:style style:name="T25" style:family="text">
      <style:text-properties fo:font-variant="normal" fo:text-transform="none" style:font-name="var fontStack-monospace" fo:font-size="9.75pt" fo:letter-spacing="normal" fo:font-style="normal" fo:font-weight="normal" fo:background-color="transparent"/>
    </style:style>
    <style:style style:name="T26" style:family="text">
      <style:text-properties fo:font-variant="normal" fo:text-transform="none" fo:color="#000000" style:text-line-through-style="none" style:font-name="apple-system" fo:font-size="10.5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000000" style:text-line-through-style="none" style:font-name="apple-system" fo:font-size="10.5pt" fo:letter-spacing="normal" fo:font-style="normal" style:text-underline-style="none" fo:font-weight="normal" style:text-blinking="false" fo:background-color="transparent"/>
    </style:style>
    <style:style style:name="T28" style:family="text">
      <style:text-properties fo:font-variant="normal" fo:text-transform="none" fo:color="#000000" style:text-line-through-styl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font-name="apple-system" fo:font-size="9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00000" style:text-line-through-style="none" fo:letter-spacing="normal" style:text-underline-style="none" style:text-blinking="false"/>
    </style:style>
    <style:style style:name="T31" style:family="text">
      <style:text-properties fo:font-variant="normal" fo:text-transform="none" fo:color="#000000" style:text-line-through-style="none" style:font-name="inherit" fo:font-size="10.5pt" fo:letter-spacing="normal" fo:font-style="normal" style:text-underline-style="none" fo:font-weight="bold" style:text-blinking="false" fo:background-color="transparent"/>
    </style:style>
    <style:style style:name="T32" style:family="text">
      <style:text-properties fo:font-variant="normal" fo:text-transform="none" fo:color="#000000" style:text-line-through-style="none" style:font-name="inherit" fo:font-size="10.5pt" fo:letter-spacing="normal" fo:font-style="normal" style:text-underline-style="none" fo:font-weight="normal" style:text-blinking="false" fo:background-color="transparent"/>
    </style:style>
    <style:style style:name="T33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34" style:family="text">
      <style:text-properties fo:font-variant="normal" fo:text-transform="none" fo:color="#000000" style:font-name="var fontStack-monospace" fo:font-size="9.75pt" fo:letter-spacing="normal" fo:font-style="normal" fo:font-weight="normal"/>
    </style:style>
    <style:style style:name="T35" style:family="text">
      <style:text-properties fo:font-variant="normal" fo:text-transform="none" fo:color="#000000" style:font-name="var fontStack-monospace" fo:font-size="9.75pt" fo:letter-spacing="normal" fo:font-style="normal" fo:font-weight="normal" fo:background-color="transparent"/>
    </style:style>
    <style:style style:name="T36" style:family="text">
      <style:text-properties style:font-name="var fontStack-monospace" fo:font-size="9.75pt" fo:font-style="normal" fo:font-weight="normal"/>
    </style:style>
    <style:style style:name="T37" style:family="text">
      <style:text-properties fo:color="#000000"/>
    </style:style>
    <style:style style:name="T38" style:family="text">
      <style:text-properties fo:color="#000000" style:text-line-through-style="none" style:text-underline-style="none" style:text-blinking="false" fo:background-color="transparent"/>
    </style:style>
    <style:style style:name="T39" style:family="text">
      <style:text-properties fo:color="#000000" style:text-line-through-style="none" fo:font-size="9pt" style:text-underline-style="none" style:text-blinking="false"/>
    </style:style>
    <style:style style:name="T40" style:family="text">
      <style:text-properties fo:color="#000000" style:text-line-through-style="none" fo:font-size="10.5pt" style:text-underline-style="none" fo:font-weight="bold" style:text-blinking="false" fo:background-color="transparent"/>
    </style:style>
    <style:style style:name="T41" style:family="text">
      <style:text-properties fo:color="#000000" style:text-line-through-style="none" fo:font-size="10.5pt" style:text-underline-style="none" style:text-blinking="false" fo:background-color="transparent"/>
    </style:style>
    <style:style style:name="T42" style:family="text">
      <style:text-properties fo:color="#000000" style:text-line-through-style="none" style:font-name="inherit" fo:font-size="9pt" style:text-underline-style="none" fo:font-weight="bold" style:text-blinking="false" fo:background-color="transparent"/>
    </style:style>
    <style:style style:name="fr1" style:family="graphic" style:parent-style-name="Frame">
      <style:graphic-properties fo:margin-left="0cm" fo:margin-right="0cm" fo:margin-top="0.053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1.111cm" svg:width="13.758cm" draw:z-index="7">
        <draw:text-box fo:min-height="0.041cm">
          <text:list xml:id="list3206326409843968967" text:style-name="L1">
            <text:list-item>
              <text:p text:style-name="P21"><text:bookmark text:name="solutions-by-company-size-heading"/></text:p>
            </text:list-item>
          </text:list>
          <text:list xml:id="list7474279430988438379" text:style-name="L2">
            <text:list-item>
              <text:p text:style-name="P22"><text:bookmark text:name="solutions-by-use-case-heading"/></text:p>
            </text:list-item>
          </text:list>
          <text:list xml:id="list7611919526252418198" text:style-name="L3">
            <text:list-item>
              <text:p text:style-name="P23"><text:bookmark text:name="solutions-by-industry-heading"/></text:p>
            </text:list-item>
          </text:list>
        </draw:text-box>
      </draw:frame>
      <draw:frame draw:style-name="fr1" draw:name="Marco2" text:anchor-type="page" text:anchor-page-number="1" svg:x="0cm" svg:y="1.111cm" svg:width="13.758cm" draw:z-index="8">
        <draw:text-box fo:min-height="0.041cm">
          <text:list xml:id="list4769563236426821282" text:style-name="L4">
            <text:list-item>
              <text:p text:style-name="P24"><text:bookmark text:name="resources-topics-heading"/></text:p>
            </text:list-item>
          </text:list>
          <text:list xml:id="list4290598589135761867" text:style-name="L5">
            <text:list-item>
              <text:p text:style-name="P25"><text:bookmark text:name="resources-explore-heading"/></text:p>
            </text:list-item>
          </text:list>
        </draw:text-box>
      </draw:frame>
      <draw:frame draw:style-name="fr1" draw:name="Marco3" text:anchor-type="page" text:anchor-page-number="1" svg:x="0cm" svg:y="1.111cm" svg:width="8.467cm" draw:z-index="9">
        <draw:text-box fo:min-height="0.041cm">
          <text:list xml:id="list6033988952940229975" text:style-name="L6">
            <text:list-item>
              <text:p text:style-name="P26"/>
            </text:list-item>
          </text:list>
          <text:list xml:id="list7499266740586926472" text:style-name="L7">
            <text:list-item>
              <text:p text:style-name="P27"/>
            </text:list-item>
          </text:list>
          <text:list xml:id="list7807741578281498493" text:style-name="L8">
            <text:list-item>
              <text:p text:style-name="P28"><text:bookmark text:name="open-source-repositories-heading"/></text:p>
            </text:list-item>
          </text:list>
        </draw:text-box>
      </draw:frame>
      <draw:frame draw:style-name="fr1" draw:name="Marco4" text:anchor-type="page" text:anchor-page-number="1" svg:x="0cm" svg:y="1.111cm" svg:width="8.467cm" draw:z-index="10">
        <draw:text-box fo:min-height="0.041cm">
          <text:list xml:id="list6303788701256379627" text:style-name="L9">
            <text:list-item>
              <text:p text:style-name="P29"/>
            </text:list-item>
          </text:list>
          <text:list xml:id="list3237002044410330378" text:style-name="L10">
            <text:list-item>
              <text:p text:style-name="P30"><text:bookmark text:name="enterprise-available-add-ons-heading"/></text:p>
            </text:list-item>
          </text:list>
        </draw:text-box>
      </draw:frame>
      <draw:frame draw:style-name="fr2" draw:name="user-content-coza_store" text:anchor-type="page" text:anchor-page-number="1" svg:x="-0.741cm" svg:y="0.661cm" svg:width="0.741cm" draw:z-index="11">
        <draw:text-box fo:min-height="0.741cm">
          <text:p text:style-name="Text_20_body"/>
        </draw:text-box>
      </draw:frame>
      <draw:frame draw:style-name="fr2" draw:name="user-content-description" text:anchor-type="page" text:anchor-page-number="1" svg:x="-0.741cm" svg:y="0.503cm" svg:width="0.741cm" draw:z-index="12">
        <draw:text-box fo:min-height="0.741cm">
          <text:p text:style-name="Text_20_body"/>
        </draw:text-box>
      </draw:frame>
      <draw:frame draw:style-name="fr2" draw:name="user-content-features" text:anchor-type="page" text:anchor-page-number="1" svg:x="-0.741cm" svg:y="0.503cm" svg:width="0.741cm" draw:z-index="13">
        <draw:text-box fo:min-height="0.741cm">
          <text:p text:style-name="Text_20_body"/>
        </draw:text-box>
      </draw:frame>
      <draw:frame draw:style-name="fr2" draw:name="user-content-built-with" text:anchor-type="page" text:anchor-page-number="1" svg:x="-0.741cm" svg:y="0.503cm" svg:width="0.741cm" draw:z-index="14">
        <draw:text-box fo:min-height="0.741cm">
          <text:p text:style-name="Text_20_body"/>
        </draw:text-box>
      </draw:frame>
      <draw:frame draw:style-name="fr2" draw:name="user-content-getting-started" text:anchor-type="page" text:anchor-page-number="1" svg:x="-0.741cm" svg:y="0.503cm" svg:width="0.741cm" draw:z-index="15">
        <draw:text-box fo:min-height="0.741cm">
          <text:p text:style-name="Text_20_body"/>
        </draw:text-box>
      </draw:frame>
      <draw:frame draw:style-name="fr2" draw:name="user-content-prerequisites" text:anchor-type="page" text:anchor-page-number="1" svg:x="-0.741cm" svg:y="0.318cm" svg:width="0.741cm" draw:z-index="16">
        <draw:text-box fo:min-height="0.741cm">
          <text:p text:style-name="Text_20_body"/>
        </draw:text-box>
      </draw:frame>
      <draw:frame draw:style-name="fr2" draw:name="user-content-installation" text:anchor-type="page" text:anchor-page-number="1" svg:x="-0.741cm" svg:y="0.318cm" svg:width="0.741cm" draw:z-index="17">
        <draw:text-box fo:min-height="0.741cm">
          <text:p text:style-name="Text_20_body"/>
        </draw:text-box>
      </draw:frame>
      <draw:frame draw:style-name="fr2" draw:name="user-content-usage" text:anchor-type="page" text:anchor-page-number="1" svg:x="-0.741cm" svg:y="0.503cm" svg:width="0.741cm" draw:z-index="18">
        <draw:text-box fo:min-height="0.741cm">
          <text:p text:style-name="Text_20_body"/>
        </draw:text-box>
      </draw:frame>
      <text:list xml:id="list196425832190391594" text:style-name="L11">
        <text:list-item>
          <text:p text:style-name="P36">_Solutions</text:p>
        </text:list-item>
        <text:list-item>
          <text:p text:style-name="P31">Resources</text:p>
        </text:list-item>
        <text:list-item>
          <text:p text:style-name="P31">Open Source</text:p>
        </text:list-item>
        <text:list-item>
          <text:p text:style-name="P31">Enterprise</text:p>
        </text:list-item>
        <text:list-item>
          <text:p text:style-name="P32"><text:a xlink:type="simple" xlink:href="https://github.com/pricing" text:style-name="Internet_20_link" text:visited-style-name="Visited_20_Internet_20_Link"><text:span text:style-name="T27">Pricing</text:span></text:a></text:p>
        </text:list-item>
      </text:list>
      <text:p text:style-name="P40">Search or jump to...</text:p>
      <text:p text:style-name="P3"><text:a xlink:type="simple" xlink:href="https://github.com/login?return_to=https%3A%2F%2Fgithub.com%2Fradadiya-rajesh%2Fcoza_store" text:style-name="Internet_20_link" text:visited-style-name="Visited_20_Internet_20_Link"><text:span text:style-name="T27">Sign in</text:span></text:a></text:p>
      <text:p text:style-name="P4"><text:a xlink:type="simple" xlink:href="https://github.com/signup?ref_cta=Sign+up&amp;ref_loc=header+logged+out&amp;ref_page=%2F%3Cuser-name%3E%2F%3Crepo-name%3E&amp;source=header-repo&amp;source_repo=radadiya-rajesh%2Fcoza_store" text:style-name="Internet_20_link" text:visited-style-name="Visited_20_Internet_20_Link"><text:span text:style-name="T27">Sign up</text:span></text:a></text:p>
      <text:section text:style-name="Sect1" text:name="js-flash-container">
        <text:p text:style-name="P39"/>
      </text:section>
      <text:section text:style-name="Sect1" text:name="repository-container-header">
        <text:p text:style-name="P1"><text:a xlink:type="simple" xlink:href="https://github.com/radadiya-rajesh" text:style-name="Internet_20_link" text:visited-style-name="Visited_20_Internet_20_Link"><text:span text:style-name="T38">radadiya-rajesh</text:span></text:a><text:span text:style-name="T37">/</text:span><text:a xlink:type="simple" xlink:href="https://github.com/radadiya-rajesh/coza_store" text:style-name="Internet_20_link" text:visited-style-name="Visited_20_Internet_20_Link"><text:span text:style-name="Strong_20_Emphasis"><text:span text:style-name="T38">coza_store</text:span></text:span></text:a><text:span text:style-name="T37">Public</text:span></text:p>
        <text:section text:style-name="Sect1" text:name="repository-details-container">
          <text:list xml:id="list4007162113071971773" text:style-name="L12">
            <text:list-item>
              <text:p text:style-name="P34"><text:bookmark text:name="repository-details-watch-button"/><text:a xlink:type="simple" xlink:href="https://github.com/login?return_to=%2Fradadiya-rajesh%2Fcoza_store" text:style-name="Internet_20_link" text:visited-style-name="Visited_20_Internet_20_Link"><text:span text:style-name="T39">Notifications</text:span></text:a></text:p>
            </text:list-item>
            <text:list-item>
              <text:p text:style-name="P41"><text:bookmark text:name="fork-button"/><text:a xlink:type="simple" xlink:href="https://github.com/login?return_to=%2Fradadiya-rajesh%2Fcoza_store" text:style-name="Internet_20_link" text:visited-style-name="Visited_20_Internet_20_Link">Fork </text:a><text:bookmark text:name="repo-network-counter"/><text:a xlink:type="simple" xlink:href="https://github.com/login?return_to=%2Fradadiya-rajesh%2Fcoza_store" text:style-name="Internet_20_link" text:visited-style-name="Visited_20_Internet_20_Link">0</text:a></text:p>
            </text:list-item>
            <text:list-item>
              <text:p text:style-name="P41"><text:a xlink:type="simple" xlink:href="https://github.com/login?return_to=%2Fradadiya-rajesh%2Fcoza_store" text:style-name="Internet_20_link" text:visited-style-name="Visited_20_Internet_20_Link"><text:span text:style-name="T30"> </text:span></text:a><text:a xlink:type="simple" xlink:href="https://github.com/login?return_to=%2Fradadiya-rajesh%2Fcoza_store" text:style-name="Internet_20_link" text:visited-style-name="Visited_20_Internet_20_Link">Star </text:a><text:bookmark text:name="repo-stars-counter-star"/><text:a xlink:type="simple" xlink:href="https://github.com/login?return_to=%2Fradadiya-rajesh%2Fcoza_store" text:style-name="Internet_20_link" text:visited-style-name="Visited_20_Internet_20_Link">1</text:a></text:p>
            </text:list-item>
          </text:list>
        </text:section>
        <text:section text:style-name="Sect1" text:name="responsive-meta-container">
          <text:p text:style-name="P35"/>
        </text:section>
        <text:list xml:id="list6951674915579416750" text:style-name="L13">
          <text:list-item>
            <text:p text:style-name="P33"><text:bookmark text:name="code-tab"/><text:a xlink:type="simple" xlink:href="https://github.com/radadiya-rajesh/coza_store" text:style-name="Internet_20_link" text:visited-style-name="Visited_20_Internet_20_Link"><text:span text:style-name="T28">Code</text:span></text:a></text:p>
          </text:list-item>
          <text:list-item>
            <text:p text:style-name="P33"><text:bookmark text:name="issues-tab"/><text:a xlink:type="simple" xlink:href="https://github.com/radadiya-rajesh/coza_store/issues" text:style-name="Internet_20_link" text:visited-style-name="Visited_20_Internet_20_Link"><text:span text:style-name="T26">Issues</text:span></text:a></text:p>
          </text:list-item>
          <text:list-item>
            <text:p text:style-name="P33"><text:bookmark text:name="pull-requests-tab"/><text:a xlink:type="simple" xlink:href="https://github.com/radadiya-rajesh/coza_store/pulls" text:style-name="Internet_20_link" text:visited-style-name="Visited_20_Internet_20_Link"><text:span text:style-name="T26">Pull requests</text:span></text:a></text:p>
          </text:list-item>
          <text:list-item>
            <text:p text:style-name="P33"><text:bookmark text:name="actions-tab"/><text:a xlink:type="simple" xlink:href="https://github.com/radadiya-rajesh/coza_store/actions" text:style-name="Internet_20_link" text:visited-style-name="Visited_20_Internet_20_Link"><text:span text:style-name="T26">Actions</text:span></text:a></text:p>
          </text:list-item>
          <text:list-item>
            <text:p text:style-name="P33"><text:bookmark text:name="projects-tab"/><text:a xlink:type="simple" xlink:href="https://github.com/radadiya-rajesh/coza_store/projects" text:style-name="Internet_20_link" text:visited-style-name="Visited_20_Internet_20_Link"><text:span text:style-name="T26">Projects</text:span></text:a></text:p>
          </text:list-item>
          <text:list-item>
            <text:p text:style-name="P33"><text:bookmark text:name="security-tab"/><text:a xlink:type="simple" xlink:href="https://github.com/radadiya-rajesh/coza_store/security" text:style-name="Internet_20_link" text:visited-style-name="Visited_20_Internet_20_Link"><text:span text:style-name="T26">Security</text:span></text:a></text:p>
          </text:list-item>
          <text:list-item>
            <text:p text:style-name="P33"><text:bookmark text:name="insights-tab"/><text:a xlink:type="simple" xlink:href="https://github.com/radadiya-rajesh/coza_store/pulse" text:style-name="Internet_20_link" text:visited-style-name="Visited_20_Internet_20_Link"><text:span text:style-name="T26">Insights</text:span></text:a></text:p>
          </text:list-item>
        </text:list>
      </text:section>
      <text:section text:style-name="Sect1" text:name="repo-content-pjax-container">
        <text:p text:style-name="P48"><draw:frame draw:style-name="fr3" draw:name="Marco5" text:anchor-type="char" svg:width="0.041cm" draw:z-index="1"><draw:text-box fo:min-height="0.041cm"><text:h text:style-name="Heading_20_1" text:outline-level="1">radadiya-rajesh/coza_store</text:h></draw:text-box></draw:frame> main</text:p>
        <text:p text:style-name="P5"><text:a xlink:type="simple" xlink:href="https://github.com/radadiya-rajesh/coza_store/branches" text:style-name="Internet_20_link" text:visited-style-name="Visited_20_Internet_20_Link"><text:span text:style-name="Strong_20_Emphasis"><text:span text:style-name="T31">1 </text:span></text:span></text:a><text:a xlink:type="simple" xlink:href="https://github.com/radadiya-rajesh/coza_store/branches" text:style-name="Internet_20_link" text:visited-style-name="Visited_20_Internet_20_Link"><text:span text:style-name="T31">Branch</text:span></text:a><text:a xlink:type="simple" xlink:href="https://github.com/radadiya-rajesh/coza_store/tags" text:style-name="Internet_20_link" text:visited-style-name="Visited_20_Internet_20_Link"><text:span text:style-name="T37">Tags</text:span></text:a></text:p>
        <text:p text:style-name="P49"><text:bookmark text:name=":r2:"/><text:bookmark text:name=":r1:"/>Code</text:p>
        <text:p text:style-name="P19"><draw:frame draw:style-name="fr3" draw:name="folders-and-files" text:anchor-type="char" svg:width="0.041cm" draw:z-index="2"><draw:text-box fo:min-height="0.041cm"><text:h text:style-name="Heading_20_2" text:outline-level="2">Folders and files</text:h></draw:text-box></draw:frame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17">Name</text:p>
              </table:table-cell>
              <table:table-cell table:style-name="Tabla1.A1" office:value-type="string">
                <text:p text:style-name="P18"/>
              </table:table-cell>
              <table:table-cell table:style-name="Tabla1.A1" office:value-type="string">
                <text:p text:style-name="P18"/>
              </table:table-cell>
            </table:table-row>
          </table:table-header-rows>
          <table:table-row>
            <table:table-cell table:style-name="Tabla1.A1" table:number-columns-spanned="3" office:value-type="string">
              <text:p text:style-name="Table_20_Contents"><draw:frame draw:style-name="fr3" draw:name="Marco6" text:anchor-type="char" svg:width="0.041cm" draw:z-index="3"><draw:text-box fo:min-height="0.041cm"><text:h text:style-name="Heading_20_2" text:outline-level="2">Latest commit</text:h></draw:text-box></draw:frame><text:span text:style-name="T38"><draw:a xlink:type="simple" xlink:href="https://github.com/radadiya-rajesh"><draw:frame draw:style-name="fr4" draw:name="gráficos1" text:anchor-type="as-char" svg:width="0.6cm" svg:height="0.6cm" draw:z-index="5"><draw:image xlink:href="https://avatars.githubusercontent.com/u/114496189?v=4&amp;size=40" xlink:type="simple" xlink:show="embed" xlink:actuate="onLoad"/></draw:frame></draw:a></text:span><text:a xlink:type="simple" xlink:href="https://github.com/radadiya-rajesh/coza_store/commits?author=radadiya-rajesh" text:style-name="Internet_20_link" text:visited-style-name="Visited_20_Internet_20_Link"><text:span text:style-name="T40">radadiya-rajesh</text:span></text:a></text:p>
              <text:p text:style-name="Table_20_Contents"><text:a xlink:type="simple" xlink:href="https://github.com/radadiya-rajesh/coza_store/commit/bd5dcd1e3f4625f88cf6ffe2233d470d635d0912" text:style-name="Internet_20_link" text:visited-style-name="Visited_20_Internet_20_Link"><text:span text:style-name="T41">Update README.md</text:span></text:a></text:p>
              <text:p text:style-name="P7"><text:a xlink:type="simple" xlink:href="https://github.com/radadiya-rajesh/coza_store/commit/bd5dcd1e3f4625f88cf6ffe2233d470d635d0912" text:style-name="Internet_20_link" text:visited-style-name="Visited_20_Internet_20_Link"><text:span text:style-name="T38">bd5dcd1</text:span></text:a><text:span text:style-name="T37"> · last week</text:span></text:p>
              <text:p text:style-name="P6"><draw:frame draw:style-name="fr3" draw:name="Marco7" text:anchor-type="char" svg:width="0.041cm" draw:z-index="4"><draw:text-box fo:min-height="0.041cm"><text:h text:style-name="Heading_20_2" text:outline-level="2">History</text:h></draw:text-box></draw:frame><text:a xlink:type="simple" xlink:href="https://github.com/radadiya-rajesh/coza_store/commits/main/" text:style-name="Internet_20_link" text:visited-style-name="Visited_20_Internet_20_Link"><text:span text:style-name="T42">16 Commits</text:span></text:a><text:bookmark text:name="folder-row-0"/></text:p>
            </table:table-cell>
            <table:covered-table-cell/>
            <table:covered-table-cell/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assets" text:style-name="Internet_20_link" text:visited-style-name="Visited_20_Internet_20_Link"><text:span text:style-name="T41">assets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1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coza_store" text:style-name="Internet_20_link" text:visited-style-name="Visited_20_Internet_20_Link"><text:span text:style-name="T41">coza_store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b46ef5e36f87460327a70fe8c047abf3b5ff2b2a" text:style-name="Internet_20_link" text:visited-style-name="Visited_20_Internet_20_Link"><text:span text:style-name="T38">Update settings.py</text:span></text:a></text:p>
            </table:table-cell>
            <table:table-cell table:style-name="Tabla1.A1" office:value-type="string">
              <text:p text:style-name="P11">last week<text:bookmark text:name="folder-row-2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media/pro_images" text:style-name="Internet_20_link" text:visited-style-name="Visited_20_Internet_20_Link"><text:span text:style-name="T41">media/pro_images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3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shop" text:style-name="Internet_20_link" text:visited-style-name="Visited_20_Internet_20_Link"><text:span text:style-name="T41">shop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4"/></text:p>
            </table:table-cell>
          </table:table-row>
          <text:soft-page-break/>
          <table:table-row>
            <table:table-cell table:style-name="Tabla1.A1" office:value-type="string">
              <text:p text:style-name="P2"><text:a xlink:type="simple" xlink:href="https://github.com/radadiya-rajesh/coza_store/tree/main/static" text:style-name="Internet_20_link" text:visited-style-name="Visited_20_Internet_20_Link"><text:span text:style-name="T41">static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5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templates" text:style-name="Internet_20_link" text:visited-style-name="Visited_20_Internet_20_Link"><text:span text:style-name="T41">templates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6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tree/main/website_img" text:style-name="Internet_20_link" text:visited-style-name="Visited_20_Internet_20_Link"><text:span text:style-name="T41">website_img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cd59eff0a7057e0bdc0586944cd473651d37d72c" text:style-name="Internet_20_link" text:visited-style-name="Visited_20_Internet_20_Link"><text:span text:style-name="T38">website image added</text:span></text:a></text:p>
            </table:table-cell>
            <table:table-cell table:style-name="Tabla1.A1" office:value-type="string">
              <text:p text:style-name="P11">last week<text:bookmark text:name="folder-row-7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.gitattributes" text:style-name="Internet_20_link" text:visited-style-name="Visited_20_Internet_20_Link"><text:span text:style-name="T41">.gitattributes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8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.gitignore" text:style-name="Internet_20_link" text:visited-style-name="Visited_20_Internet_20_Link"><text:span text:style-name="T41">.gitignore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32c84606d1e45a74b2f05492c6bc550255d5961b" text:style-name="Internet_20_link" text:visited-style-name="Visited_20_Internet_20_Link"><text:span text:style-name="T38">Update .gitignore</text:span></text:a></text:p>
            </table:table-cell>
            <table:table-cell table:style-name="Tabla1.A1" office:value-type="string">
              <text:p text:style-name="P11">last week<text:bookmark text:name="folder-row-9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README.md" text:style-name="Internet_20_link" text:visited-style-name="Visited_20_Internet_20_Link"><text:span text:style-name="T41">README.md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bd5dcd1e3f4625f88cf6ffe2233d470d635d0912" text:style-name="Internet_20_link" text:visited-style-name="Visited_20_Internet_20_Link"><text:span text:style-name="T38">Update README.md</text:span></text:a></text:p>
            </table:table-cell>
            <table:table-cell table:style-name="Tabla1.A1" office:value-type="string">
              <text:p text:style-name="P11">last week<text:bookmark text:name="folder-row-10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coza.sql" text:style-name="Internet_20_link" text:visited-style-name="Visited_20_Internet_20_Link"><text:span text:style-name="T41">coza.sql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11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manage.py" text:style-name="Internet_20_link" text:visited-style-name="Visited_20_Internet_20_Link"><text:span text:style-name="T41">manage.py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55ee411971c160945d4236f3d2f78e45e463aba3" text:style-name="Internet_20_link" text:visited-style-name="Visited_20_Internet_20_Link"><text:span text:style-name="T38">Initial commit</text:span></text:a></text:p>
            </table:table-cell>
            <table:table-cell table:style-name="Tabla1.A1" office:value-type="string">
              <text:p text:style-name="P11">last week<text:bookmark text:name="folder-row-12"/></text:p>
            </table:table-cell>
          </table:table-row>
          <table:table-row>
            <table:table-cell table:style-name="Tabla1.A1" office:value-type="string">
              <text:p text:style-name="P2"><text:a xlink:type="simple" xlink:href="https://github.com/radadiya-rajesh/coza_store/blob/main/requirements.txt" text:style-name="Internet_20_link" text:visited-style-name="Visited_20_Internet_20_Link"><text:span text:style-name="T41">requirements.txt</text:span></text:a></text:p>
            </table:table-cell>
            <table:table-cell table:style-name="Tabla1.A1" office:value-type="string">
              <text:p text:style-name="P8"><text:a xlink:type="simple" xlink:href="https://github.com/radadiya-rajesh/coza_store/commit/bcae824e401705dc52aa73d3fe70d08ba70494a7" text:style-name="Internet_20_link" text:visited-style-name="Visited_20_Internet_20_Link"><text:span text:style-name="T38">Create requirements.txt</text:span></text:a></text:p>
            </table:table-cell>
            <table:table-cell table:style-name="Tabla1.A1" office:value-type="string">
              <text:p text:style-name="P11">last week</text:p>
            </table:table-cell>
          </table:table-row>
        </table:table>
        <text:list xml:id="list1184993947239039747" text:style-name="L14">
          <text:list-item>
            <text:p text:style-name="P37"><draw:frame draw:style-name="fr3" draw:name="Marco8" text:anchor-type="char" svg:width="0.041cm" draw:z-index="6"><draw:text-box fo:min-height="0.041cm"><text:h text:style-name="Heading_20_2" text:outline-level="2">Repository files navigation</text:h></draw:text-box></draw:frame><text:a xlink:type="simple" xlink:href="https://github.com/radadiya-rajesh/coza_store#" text:style-name="Internet_20_link" text:visited-style-name="Visited_20_Internet_20_Link"><text:span text:style-name="T32">README</text:span></text:a></text:p>
          </text:list-item>
        </text:list>
        <text:h text:style-name="P10" text:outline-level="1">coza_store</text:h>
        <text:h text:style-name="P9" text:outline-level="2">Description</text:h>
        <text:p text:style-name="P42">The Coza Store project is a clothing website built with Python and Django for the backend, with HTML, CSS, and JavaScript for the frontend. This platform allows users to browse through a curated collection of clothing items, view product details, and make purchases online. The website is structured to provide a seamless shopping experience, allowing easy navigation and smooth transaction handling.</text:p>
        <text:h text:style-name="P9" text:outline-level="2">Features</text:h>
        <text:list xml:id="list7144766231809785690" text:style-name="L15">
          <text:list-item>
            <text:p text:style-name="P43">User authentication and profile management</text:p>
          </text:list-item>
          <text:list-item>
            <text:p text:style-name="P43">Browse and search for clothing items</text:p>
          </text:list-item>
          <text:list-item>
            <text:p text:style-name="P43">View details for individual products</text:p>
          </text:list-item>
          <text:list-item>
            <text:p text:style-name="P43">Add items to the shopping cart and proceed to checkout</text:p>
          </text:list-item>
          <text:list-item>
            <text:p text:style-name="P43">Order tracking and purchase history</text:p>
          </text:list-item>
          <text:list-item>
            <text:p text:style-name="P43">Admin panel for inventory management</text:p>
          </text:list-item>
        </text:list>
        <text:h text:style-name="P9" text:outline-level="2">Built With</text:h>
        <text:list xml:id="list4113995287453797434" text:style-name="L16">
          <text:list-item>
            <text:p text:style-name="P46"><text:span text:style-name="Strong_20_Emphasis"><text:span text:style-name="T33">Backend:</text:span></text:span><text:span text:style-name="T33"> Django Framework (Python)</text:span></text:p>
          </text:list-item>
          <text:list-item>
            <text:p text:style-name="P46"><text:span text:style-name="Strong_20_Emphasis"><text:span text:style-name="T33">Frontend:</text:span></text:span><text:span text:style-name="T33"> HTML, CSS, JavaScript</text:span></text:p>
          </text:list-item>
          <text:list-item>
            <text:p text:style-name="P46"><text:span text:style-name="Strong_20_Emphasis"><text:span text:style-name="T33">Database:</text:span></text:span><text:span text:style-name="T33"> MySQL</text:span></text:p>
          </text:list-item>
          <text:list-item>
            <text:p text:style-name="P46"><text:span text:style-name="Strong_20_Emphasis"><text:span text:style-name="T33">Email:</text:span></text:span><text:span text:style-name="T33"> SMTP (for user notifications)</text:span></text:p>
          </text:list-item>
          <text:list-item>
            <text:p text:style-name="P46"><text:span text:style-name="Strong_20_Emphasis"><text:span text:style-name="T33">Payment:</text:span></text:span><text:span text:style-name="T33"> Stripe API integration</text:span></text:p>
          </text:list-item>
        </text:list>
        <text:h text:style-name="P9" text:outline-level="2"><text:soft-page-break/>Getting Started</text:h>
        <text:h text:style-name="P12" text:outline-level="3">Prerequisites</text:h>
        <text:list xml:id="list7420276569369208917" text:style-name="L17">
          <text:list-item>
            <text:p text:style-name="P44">Python 3.8+ (3.11.6)</text:p>
          </text:list-item>
          <text:list-item>
            <text:p text:style-name="P44">Django 5.1.2</text:p>
          </text:list-item>
          <text:list-item>
            <text:p text:style-name="P44">MySQL</text:p>
          </text:list-item>
          <text:list-item>
            <text:p text:style-name="P44">Stripe account for payment processing (for live use)</text:p>
          </text:list-item>
        </text:list>
        <text:h text:style-name="P12" text:outline-level="3">Installation</text:h>
        <text:list xml:id="list1162441066572178351" text:style-name="L18">
          <text:list-item>
            <text:p text:style-name="P45">Clone the repository:</text:p>
            <text:p text:style-name="P13">git clone https://github.com/radadiya-rajesh/coza_store.git</text:p>
            <text:p text:style-name="P13">cd oneforall</text:p>
          </text:list-item>
          <text:list-item>
            <text:p text:style-name="P45">Create a virtual environment (recommended):</text:p>
            <text:p text:style-name="P13">python -m venv env</text:p>
            <text:p text:style-name="P13">source env/bin/activate <text:s/># On Windows use `.\env\Scripts\activate`</text:p>
          </text:list-item>
          <text:list-item>
            <text:p text:style-name="P45">Install dependencies:</text:p>
            <text:p text:style-name="P13">pip install -r requirements.txt</text:p>
          </text:list-item>
          <text:list-item>
            <text:p text:style-name="P45">Set up your MySQL database:</text:p>
            <text:list>
              <text:list-item>
                <text:p text:style-name="P38"><text:span text:style-name="T33">Open MySQL and create a database named </text:span><text:span text:style-name="Source_20_Text"><text:span text:style-name="T34">coza</text:span></text:span><text:span text:style-name="T33">:</text:span></text:p>
                <text:p text:style-name="P13">CREATE DATABASE coza;</text:p>
              </text:list-item>
              <text:list-item>
                <text:p text:style-name="P38"><text:span text:style-name="T33">Execute the </text:span><text:span text:style-name="Source_20_Text"><text:span text:style-name="T34">coza.sql</text:span></text:span><text:span text:style-name="T33"> file to set up the initial database schema:</text:span></text:p>
                <text:p text:style-name="P13">SOURCE path/to/your/coza.sql;</text:p>
              </text:list-item>
            </text:list>
          </text:list-item>
          <text:list-item>
            <text:p text:style-name="P38"><text:span text:style-name="T33">Set up environment variables: Create a </text:span><text:span text:style-name="Source_20_Text"><text:span text:style-name="T34">.env</text:span></text:span><text:span text:style-name="T33"> file in the project root with the following structure:</text:span></text:p>
            <text:p text:style-name="P16"><text:span text:style-name="Source_20_Text"><text:span text:style-name="T35">SECRET_KEY=your_django_secret_key</text:span></text:span></text:p>
            <text:p text:style-name="P15"><text:span text:style-name="Source_20_Text"><text:span text:style-name="T35">EMAIL_HOST_USER=your_email@example.com</text:span></text:span></text:p>
            <text:p text:style-name="P15"><text:span text:style-name="Source_20_Text"><text:span text:style-name="T35">EMAIL_HOST_PASSWORD=your_email_password</text:span></text:span></text:p>
            <text:p text:style-name="P15"><text:span text:style-name="Source_20_Text"><text:span text:style-name="T35">DB_NAME=your_database_name</text:span></text:span></text:p>
            <text:p text:style-name="P15"><text:span text:style-name="Source_20_Text"><text:span text:style-name="T35">DB_USER=your_database_user</text:span></text:span></text:p>
            <text:p text:style-name="P15"><text:span text:style-name="Source_20_Text"><text:span text:style-name="T35">DB_PASSWORD=your_database_password</text:span></text:span></text:p>
            <text:p text:style-name="P15"><text:span text:style-name="Source_20_Text"><text:span text:style-name="T35">DB_HOST=localhost</text:span></text:span></text:p>
            <text:p text:style-name="P15"><text:span text:style-name="Source_20_Text"><text:span text:style-name="T35">DB_PORT=3306</text:span></text:span></text:p>
            <text:p text:style-name="P15"><text:span text:style-name="Source_20_Text"><text:span text:style-name="T35">STRIPE_PUBLISHABLE_KEY=your_stripe_publishable_key</text:span></text:span></text:p>
            <text:p text:style-name="P15"><text:span text:style-name="Source_20_Text"><text:span text:style-name="T35">STRIPE_SECRET_KEY=your_stripe_secret_key</text:span></text:span></text:p>
          </text:list-item>
          <text:list-item>
            <text:p text:style-name="P45">Apply migrations:</text:p>
            <text:p text:style-name="P13">python manage.py makemigrations</text:p>
            <text:p text:style-name="P14"><text:s/><text:span text:style-name="T36">python manage.py migrate</text:span></text:p>
          </text:list-item>
          <text:list-item>
            <text:p text:style-name="P45">Create a superuser (admin account):(optional)</text:p>
            <text:p text:style-name="P13">python manage.py createsuperuser</text:p>
          </text:list-item>
          <text:list-item>
            <text:p text:style-name="P45">Run the development server:</text:p>
            <text:p text:style-name="P13">python manage.py runserver</text:p>
          </text:list-item>
          <text:list-item>
            <text:p text:style-name="P38"><text:soft-page-break/><text:span text:style-name="T33">Visit </text:span><text:span text:style-name="Source_20_Text"><text:span text:style-name="T34">http://127.0.0.1:8000</text:span></text:span><text:span text:style-name="T33"> to see the website in action.</text:span></text:p>
          </text:list-item>
        </text:list>
        <text:h text:style-name="P9" text:outline-level="2">Usage</text:h>
        <text:list xml:id="list4531109930152823177" text:style-name="L19">
          <text:list-item>
            <text:p text:style-name="P47"><text:span text:style-name="Strong_20_Emphasis"><text:span text:style-name="T33">Browse Products:</text:span></text:span><text:span text:style-name="T33"> Users can explore various categories of clothing items.</text:span></text:p>
          </text:list-item>
          <text:list-item>
            <text:p text:style-name="P47"><text:span text:style-name="Strong_20_Emphasis"><text:span text:style-name="T33">User Authentication:</text:span></text:span><text:span text:style-name="T33"> Users can register, log in, and manage their profiles.</text:span></text:p>
          </text:list-item>
          <text:list-item>
            <text:p text:style-name="P47"><text:span text:style-name="Strong_20_Emphasis"><text:span text:style-name="T33">Add to Cart:</text:span></text:span><text:span text:style-name="T33"> Users can add products to their cart and proceed to checkout.</text:span></text:p>
          </text:list-item>
          <text:list-item>
            <text:p text:style-name="P47"><text:span text:style-name="Strong_20_Emphasis"><text:span text:style-name="T33">Payment:</text:span></text:span><text:span text:style-name="T33"> Payment is processed through Stripe, ensuring secure transactions.</text:span></text:p>
          </text:list-item>
        </text:list>
      </text:section>
      <text:p text:style-name="P35"><draw:frame draw:style-name="fr3" draw:name="start-of-content" text:anchor-type="char" svg:width="0.041cm" draw:z-index="0"><draw:text-box fo:min-height="0.041cm"><text:p text:style-name="Text_20_body"/></draw:text-box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5T08:52:37.08</meta:creation-date>
    <dc:date>2025-01-01T18:30:57.92</dc:date>
    <meta:editing-duration>PT4H48M16S</meta:editing-duration>
    <meta:editing-cycles>2</meta:editing-cycles>
    <meta:generator>OpenOffice/4.1.7$Win32 OpenOffice.org_project/417m1$Build-9800</meta:generator>
    <meta:document-statistic meta:table-count="1" meta:image-count="1" meta:object-count="0" meta:page-count="4" meta:paragraph-count="132" meta:word-count="467" meta:character-count="3266"/>
  </office:meta>
</office:document-meta>
</file>